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-width="0.5cm" draw:fill="solid" draw:fill-color="#ffff00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cm" draw:marker-start-width="0.5cm" draw:marker-end-width="0.5cm" draw:fill="solid" draw:fill-color="#33cc66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1.5cm" svg:height="8cm" svg:x="1cm" svg:y="4cm">
          <text:p/>
        </draw:rect>
        <draw:rect draw:style-name="gr2" draw:text-style-name="P1" draw:layer="layout" svg:width="9.5cm" svg:height="6cm" svg:x="3cm" svg:y="6cm">
          <text:p/>
        </draw:rect>
        <draw:frame draw:style-name="gr3" draw:text-style-name="P2" draw:layer="layout" svg:width="11.521cm" svg:height="0.878cm" svg:x="1.479cm" svg:y="4.5cm">
          <draw:text-box>
            <text:p text:style-name="P2">views/_shared/templates/plantilla.phtml</text:p>
          </draw:text-box>
        </draw:frame>
        <draw:frame draw:style-name="gr4" draw:text-style-name="P2" draw:layer="layout" svg:width="7.25cm" svg:height="0.878cm" svg:x="3.5cm" svg:y="6.5cm">
          <draw:text-box>
            <text:p text:style-name="P2"><text:span text:style-name="T1">views/controller/vista.phtml</text:span></text:p>
          </draw:text-box>
        </draw:frame>
        <draw:rect draw:style-name="gr5" draw:text-style-name="P1" draw:layer="layout" svg:width="10cm" svg:height="2.5cm" svg:x="17cm" svg:y="4.5cm">
          <text:p/>
        </draw:rect>
        <draw:rect draw:style-name="gr5" draw:text-style-name="P1" draw:layer="layout" svg:width="10cm" svg:height="2.5cm" svg:x="16.44cm" svg:y="4cm">
          <text:p/>
        </draw:rect>
        <draw:frame draw:style-name="gr4" draw:text-style-name="P2" draw:layer="layout" svg:width="9.443cm" svg:height="0.878cm" svg:x="16.94cm" svg:y="4.622cm">
          <draw:text-box>
            <text:p text:style-name="P2"><text:span text:style-name="T1">views/_shared/partials/parcial.phtml</text:span></text:p>
          </draw:text-box>
        </draw:frame>
        <draw:line draw:style-name="gr6" draw:text-style-name="P1" draw:layer="layout" svg:x1="16.5cm" svg:y1="5cm" svg:x2="12.5cm" svg:y2="5cm">
          <text:p/>
        </draw:line>
        <draw:line draw:style-name="gr6" draw:text-style-name="P1" draw:layer="layout" svg:x1="16.5cm" svg:y1="5cm" svg:x2="12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ilio silveira</meta:initial-creator>
    <meta:creation-date>2010-09-25T21:39:06</meta:creation-date>
    <dc:date>2010-09-25T22:03:07</dc:date>
    <dc:creator>emilio silveira</dc:creator>
    <meta:editing-duration>PT00H08M51S</meta:editing-duration>
    <meta:editing-cycles>1</meta:editing-cycles>
    <meta:document-statistic meta:object-count="9"/>
    <meta:generator>OpenOffice.org/3.0$Linux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